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39c2" officeooo:paragraph-rsid="00173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ile Development</text:h>
      <text:p text:style-name="Text_20_body"/>
      <text:h text:style-name="Heading_20_2" text:outline-level="2">Rapid Application Development Model (RAD)</text:h>
      <text:p text:style-name="P1">The RAD model is a type of incremental process model in which there is an extremely short development cycle. When the requirements are fully understood and the component-based construction approach is adopted then the RAD model is us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18:23.450674873</meta:creation-date>
    <meta:generator>LibreOffice/24.8.0.3$Linux_X86_64 LibreOffice_project/480$Build-3</meta:generator>
    <dc:date>2024-09-02T13:21:05.721893826</dc:date>
    <meta:editing-duration>PT2M42S</meta:editing-duration>
    <meta:editing-cycles>1</meta:editing-cycles>
    <meta:document-statistic meta:table-count="0" meta:image-count="0" meta:object-count="0" meta:page-count="1" meta:paragraph-count="3" meta:word-count="45" meta:character-count="294" meta:non-whitespace-character-count="252"/>
  </office:meta>
</office:document-meta>
</file>